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cc99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 office:value-type="string" calcext:value-type="string">
            <text:p>Language</text:p>
          </table:table-cell>
          <table:table-cell table:number-columns-repeated="5"/>
          <table:table-cell office:value-type="string" calcext:value-type="string">
            <text:p>tf IDF</text:p>
          </table:table-cell>
          <table:table-cell table:number-columns-repeated="5"/>
          <table:table-cell office:value-type="string" calcext:value-type="string">
            <text:p>Lang with stemming</text:p>
          </table:table-cell>
          <table:table-cell office:value-type="string" calcext:value-type="string">
            <text:p>Lang P with 0.5</text:p>
          </table:table-cell>
          <table:table-cell office:value-type="string" calcext:value-type="string">
            <text:p>Lang P</text:p>
          </table:table-cell>
          <table:table-cell office:value-type="string" calcext:value-type="string">
            <text:p>Tf-i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51" calcext:value-type="float">
            <text:p>0.51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806962025316455" calcext:value-type="float">
            <text:p>0.080696202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86075949367088" calcext:value-type="float">
            <text:p>0.0886075949</text:p>
          </table:table-cell>
          <table:table-cell/>
          <table:table-cell table:style-name="ce4"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table:style-name="ce1"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table:formula="of:=[.P2]-[.Q2]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rec:</text:p>
          </table:table-cell>
          <table:table-cell table:style-name="ce2" office:value-type="float" office:value="0.58" calcext:value-type="float">
            <text:p>0.58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272300469483568" calcext:value-type="float">
            <text:p>0.272300469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03286384976526" calcext:value-type="float">
            <text:p>0.103286385</text:p>
          </table:table-cell>
          <table:table-cell/>
          <table:table-cell table:style-name="ce4" office:value-type="float" office:value="0.74" calcext:value-type="float">
            <text:p>0.74</text:p>
          </table:table-cell>
          <table:table-cell table:style-name="ce6" office:value-type="float" office:value="0.62" calcext:value-type="float">
            <text:p>0.62</text:p>
          </table:table-cell>
          <table:table-cell table:style-name="ce2" office:value-type="float" office:value="0.58" calcext:value-type="float">
            <text:p>0.58</text:p>
          </table:table-cell>
          <table:table-cell office:value-type="float" office:value="0.22" calcext:value-type="float">
            <text:p>0.22</text:p>
          </table:table-cell>
          <table:table-cell table:formula="of:=[.P3]-[.Q3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rec:</text:p>
          </table:table-cell>
          <table:table-cell table:style-name="ce2" office:value-type="float" office:value="0.56" calcext:value-type="float">
            <text:p>0.56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405797101449275" calcext:value-type="float">
            <text:p>0.405797101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369565217391304" calcext:value-type="float">
            <text:p>0.3695652174</text:p>
          </table:table-cell>
          <table:table-cell/>
          <table:table-cell office:value-type="float" office:value="0.49" calcext:value-type="float">
            <text:p>0.49</text:p>
          </table:table-cell>
          <table:table-cell table:style-name="ce6" office:value-type="float" office:value="0.56" calcext:value-type="float">
            <text:p>0.56</text:p>
          </table:table-cell>
          <table:table-cell table:style-name="ce2" office:value-type="float" office:value="0.56" calcext:value-type="float">
            <text:p>0.56</text:p>
          </table:table-cell>
          <table:table-cell office:value-type="float" office:value="0.51" calcext:value-type="float">
            <text:p>0.51</text:p>
          </table:table-cell>
          <table:table-cell table:formula="of:=[.P4]-[.Q4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rec:</text:p>
          </table:table-cell>
          <table:table-cell table:style-name="ce2" office:value-type="float" office:value="0.29" calcext:value-type="float">
            <text:p>0.29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500863557858376" calcext:value-type="float">
            <text:p>0.050086355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93609671848013" calcext:value-type="float">
            <text:p>0.0293609672</text:p>
          </table:table-cell>
          <table:table-cell/>
          <table:table-cell table:style-name="ce4" office:value-type="float" office:value="0.43" calcext:value-type="float">
            <text:p>0.43</text:p>
          </table:table-cell>
          <table:table-cell table:style-name="ce6" office:value-type="float" office:value="0.36" calcext:value-type="float">
            <text:p>0.36</text:p>
          </table:table-cell>
          <table:table-cell table:style-name="ce2"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table:formula="of:=[.P5]-[.Q5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rec:</text:p>
          </table:table-cell>
          <table:table-cell table:style-name="ce2" office:value-type="float" office:value="0.06" calcext:value-type="float">
            <text:p>0.06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307692307692307" calcext:value-type="float">
            <text:p>0.030769230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05128205128205" calcext:value-type="float">
            <text:p>0.0205128205</text:p>
          </table:table-cell>
          <table:table-cell/>
          <table:table-cell table:style-name="ce4" office:value-type="float" office:value="0.94" calcext:value-type="float">
            <text:p>0.94</text:p>
          </table:table-cell>
          <table:table-cell table:style-name="ce6" office:value-type="float" office:value="0.06" calcext:value-type="float">
            <text:p>0.06</text:p>
          </table:table-cell>
          <table:table-cell table:style-name="ce2"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formula="of:=[.P6]-[.Q6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14" calcext:value-type="float">
            <text:p>0.14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471380471380471" calcext:value-type="float">
            <text:p>0.0471380471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74074074074074" calcext:value-type="float">
            <text:p>0.0740740741</text:p>
          </table:table-cell>
          <table:table-cell/>
          <table:table-cell table:style-name="ce4" office:value-type="float" office:value="0.4" calcext:value-type="float">
            <text:p>0.4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4" calcext:value-type="float">
            <text:p>0.14</text:p>
          </table:table-cell>
          <table:table-cell office:value-type="float" office:value="0.22" calcext:value-type="float">
            <text:p>0.22</text:p>
          </table:table-cell>
          <table:table-cell table:formula="of:=[.P7]-[.Q7]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753064798598949" calcext:value-type="float">
            <text:p>0.0753064799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770577933450087" calcext:value-type="float">
            <text:p>0.0770577933</text:p>
          </table:table-cell>
          <table:table-cell/>
          <table:table-cell table:style-name="ce4" office:value-type="float" office:value="0.78" calcext:value-type="float">
            <text:p>0.78</text:p>
          </table:table-cell>
          <table:table-cell table:style-name="ce6" office:value-type="float" office:value="0.45" calcext:value-type="float">
            <text:p>0.45</text:p>
          </table:table-cell>
          <table:table-cell table:style-name="ce1"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table:formula="of:=[.P8]-[.Q8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28735632183908" calcext:value-type="float">
            <text:p>0.0287356322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344827586206896" calcext:value-type="float">
            <text:p>0.0344827586</text:p>
          </table:table-cell>
          <table:table-cell/>
          <table:table-cell table:style-name="ce4" office:value-type="float" office:value="0.81" calcext:value-type="float">
            <text:p>0.81</text:p>
          </table:table-cell>
          <table:table-cell table:style-name="ce6" office:value-type="float" office:value="0.07" calcext:value-type="float">
            <text:p>0.07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formula="of:=[.P9]-[.Q9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06" calcext:value-type="float">
            <text:p>0.06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160427807486631" calcext:value-type="float">
            <text:p>0.0160427807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02139037433155" calcext:value-type="float">
            <text:p>0.0802139037</text:p>
          </table:table-cell>
          <table:table-cell/>
          <table:table-cell table:style-name="ce4" office:value-type="float" office:value="0.83" calcext:value-type="float">
            <text:p>0.83</text:p>
          </table:table-cell>
          <table:table-cell table:style-name="ce6" office:value-type="float" office:value="0.06" calcext:value-type="float">
            <text:p>0.06</text:p>
          </table:table-cell>
          <table:table-cell table:style-name="ce2" office:value-type="float" office:value="0.06" calcext:value-type="float">
            <text:p>0.06</text:p>
          </table:table-cell>
          <table:table-cell office:value-type="float" office:value="0.3" calcext:value-type="float">
            <text:p>0.3</text:p>
          </table:table-cell>
          <table:table-cell table:formula="of:=[.P10]-[.Q10]"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41" calcext:value-type="float">
            <text:p>0.41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107894736842105" calcext:value-type="float">
            <text:p>0.107894736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39473684210526" calcext:value-type="float">
            <text:p>0.1394736842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 table:style-name="ce1"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table:formula="of:=[.P11]-[.Q11]" office:value-type="float" office:value="-0.12" calcext:value-type="float">
            <text:p>-0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11" calcext:value-type="float">
            <text:p>0.11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220440881763527" calcext:value-type="float">
            <text:p>0.0220440882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40480961923847" calcext:value-type="float">
            <text:p>0.0240480962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2" table:style-name="ce1"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table:formula="of:=[.P12]-[.Q12]" office:value-type="float" office:value="-0.01" calcext:value-type="float">
            <text:p>-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94" calcext:value-type="float">
            <text:p>0.94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107061503416857" calcext:value-type="float">
            <text:p>0.107061503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65603644646924" calcext:value-type="float">
            <text:p>0.0865603645</text:p>
          </table:table-cell>
          <table:table-cell/>
          <table:table-cell office:value-type="float" office:value="0.48" calcext:value-type="float">
            <text:p>0.48</text:p>
          </table:table-cell>
          <table:table-cell table:style-name="ce6" office:value-type="float" office:value="0.97" calcext:value-type="float">
            <text:p>0.97</text:p>
          </table:table-cell>
          <table:table-cell table:style-name="ce2"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table:formula="of:=[.P13]-[.Q13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155440414507772" calcext:value-type="float">
            <text:p>0.155440414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621761658031088" calcext:value-type="float">
            <text:p>0.0621761658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" office:value-type="float" office:value="0.6" calcext:value-type="float">
            <text:p>0.6</text:p>
          </table:table-cell>
          <table:table-cell table:style-name="ce1" office:value-type="float" office:value="0.6" calcext:value-type="float">
            <text:p>0.6</text:p>
          </table:table-cell>
          <table:table-cell office:value-type="float" office:value="0.24" calcext:value-type="float">
            <text:p>0.24</text:p>
          </table:table-cell>
          <table:table-cell table:formula="of:=[.P14]-[.Q14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53" calcext:value-type="float">
            <text:p>0.53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884808013355592" calcext:value-type="float">
            <text:p>0.088480801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3355592654424" calcext:value-type="float">
            <text:p>0.1335559265</text:p>
          </table:table-cell>
          <table:table-cell/>
          <table:table-cell office:value-type="float" office:value="0.22" calcext:value-type="float">
            <text:p>0.2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table:formula="of:=[.P15]-[.Q15]"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76" calcext:value-type="float">
            <text:p>0.76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938271604938271" calcext:value-type="float">
            <text:p>0.093827160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04938271604938" calcext:value-type="float">
            <text:p>0.1049382716</text:p>
          </table:table-cell>
          <table:table-cell/>
          <table:table-cell office:value-type="float" office:value="0.17" calcext:value-type="float">
            <text:p>0.17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76" calcext:value-type="float">
            <text:p>0.76</text:p>
          </table:table-cell>
          <table:table-cell office:value-type="float" office:value="0.85" calcext:value-type="float">
            <text:p>0.85</text:p>
          </table:table-cell>
          <table:table-cell table:formula="of:=[.P16]-[.Q16]"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19" calcext:value-type="float">
            <text:p>0.19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506666666666666" calcext:value-type="float">
            <text:p>0.0506666667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506666666666666" calcext:value-type="float">
            <text:p>0.0506666667</text:p>
          </table:table-cell>
          <table:table-cell/>
          <table:table-cell table:style-name="ce4" office:value-type="float" office:value="0.27" calcext:value-type="float">
            <text:p>0.27</text:p>
          </table:table-cell>
          <table:table-cell table:style-name="ce6" office:value-type="float" office:value="0.19" calcext:value-type="float">
            <text:p>0.19</text:p>
          </table:table-cell>
          <table:table-cell table:number-columns-repeated="2" table:style-name="ce5" office:value-type="float" office:value="0.19" calcext:value-type="float">
            <text:p>0.19</text:p>
          </table:table-cell>
          <table:table-cell table:formula="of:=[.P17]-[.Q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273224043715847" calcext:value-type="float">
            <text:p>0.027322404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109289617486338" calcext:value-type="float">
            <text:p>0.0109289617</text:p>
          </table:table-cell>
          <table:table-cell/>
          <table:table-cell table:style-name="ce4" office:value-type="float" office:value="0.82" calcext:value-type="float">
            <text:p>0.82</text:p>
          </table:table-cell>
          <table:table-cell table:style-name="ce6" office:value-type="float" office:value="0.05" calcext:value-type="float">
            <text:p>0.05</text:p>
          </table:table-cell>
          <table:table-cell table:style-name="ce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table:formula="of:=[.P18]-[.Q18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75" calcext:value-type="float">
            <text:p>0.75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838926174496644" calcext:value-type="float">
            <text:p>0.083892617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7248322147651" calcext:value-type="float">
            <text:p>0.0872483221</text:p>
          </table:table-cell>
          <table:table-cell/>
          <table:table-cell office:value-type="float" office:value="0.18" calcext:value-type="float">
            <text:p>0.18</text:p>
          </table:table-cell>
          <table:table-cell table:style-name="ce6" office:value-type="float" office:value="0.79" calcext:value-type="float">
            <text:p>0.79</text:p>
          </table:table-cell>
          <table:table-cell table:style-name="ce1"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 table:formula="of:=[.P19]-[.Q19]"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34" calcext:value-type="float">
            <text:p>0.34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213836477987421" calcext:value-type="float">
            <text:p>0.21383647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327044025157233" calcext:value-type="float">
            <text:p>0.3270440252</text:p>
          </table:table-cell>
          <table:table-cell/>
          <table:table-cell table:style-name="ce4" office:value-type="float" office:value="0.58" calcext:value-type="float">
            <text:p>0.58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formula="of:=[.P20]-[.Q20]"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14" calcext:value-type="float">
            <text:p>0.14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262172284644194" calcext:value-type="float">
            <text:p>0.026217228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074906367041198" calcext:value-type="float">
            <text:p>0.0074906367</text:p>
          </table:table-cell>
          <table:table-cell/>
          <table:table-cell table:style-name="ce4" office:value-type="float" office:value="0.58" calcext:value-type="float">
            <text:p>0.58</text:p>
          </table:table-cell>
          <table:table-cell table:style-name="ce6" office:value-type="float" office:value="0.12" calcext:value-type="float">
            <text:p>0.12</text:p>
          </table:table-cell>
          <table:table-cell table:style-name="ce1"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table:formula="of:=[.P21]-[.Q21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29" calcext:value-type="float">
            <text:p>0.29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986394557823129" calcext:value-type="float">
            <text:p>0.098639455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578231292517006" calcext:value-type="float">
            <text:p>0.0578231293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6" office:value-type="float" office:value="0.34" calcext:value-type="float">
            <text:p>0.34</text:p>
          </table:table-cell>
          <table:table-cell table:style-name="ce2"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table:formula="of:=[.P22]-[.Q22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04" calcext:value-type="float">
            <text:p>0.04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172413793103448" calcext:value-type="float">
            <text:p>0.017241379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431034482758621" calcext:value-type="float">
            <text:p>0.0431034483</text:p>
          </table:table-cell>
          <table:table-cell/>
          <table:table-cell table:style-name="ce4" office:value-type="float" office:value="0.38" calcext:value-type="float">
            <text:p>0.38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table:formula="of:=[.P23]-[.Q23]" office:value-type="float" office:value="-0.06" calcext:value-type="float">
            <text:p>-0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01" calcext:value-type="float">
            <text:p>0.01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06060606060606" calcext:value-type="float">
            <text:p>0.0060606061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33333333333333" calcext:value-type="float">
            <text:p>0.133333333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table:formula="of:=[.P24]-[.Q24]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76" calcext:value-type="float">
            <text:p>0.76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142056074766355" calcext:value-type="float">
            <text:p>0.142056074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81308411214953" calcext:value-type="float">
            <text:p>0.1813084112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table:style-name="ce1" office:value-type="float" office:value="0.76" calcext:value-type="float">
            <text:p>0.76</text:p>
          </table:table-cell>
          <table:table-cell office:value-type="float" office:value="0.97" calcext:value-type="float">
            <text:p>0.97</text:p>
          </table:table-cell>
          <table:table-cell table:formula="of:=[.P25]-[.Q25]" office:value-type="float" office:value="-0.21" calcext:value-type="float">
            <text:p>-0.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3" calcext:value-type="float">
            <text:p>0.3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545454545454545" calcext:value-type="float">
            <text:p>0.545454545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672727272727273" calcext:value-type="float">
            <text:p>0.6727272727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table:formula="of:=[.P26]-[.Q26]"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26" calcext:value-type="float">
            <text:p>0.26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12621359223301" calcext:value-type="float">
            <text:p>0.1262135922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310679611650485" calcext:value-type="float">
            <text:p>0.3106796117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table:style-name="ce1"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table:formula="of:=[.P27]-[.Q27]" office:value-type="float" office:value="-0.38" calcext:value-type="float">
            <text:p>-0.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531914893617021" calcext:value-type="float">
            <text:p>0.053191489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6" office:value-type="float" office:value="0.12" calcext:value-type="float">
            <text:p>0.12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833333333333333" calcext:value-type="float">
            <text:p>0.083333333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33333333333333" calcext:value-type="float">
            <text:p>0.0833333333</text:p>
          </table:table-cell>
          <table:table-cell/>
          <table:table-cell table:style-name="ce4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number-columns-repeated="2" table:style-name="ce5" office:value-type="float" office:value="0.05" calcext:value-type="float">
            <text:p>0.05</text:p>
          </table:table-cell>
          <table:table-cell table:formula="of:=[.P29]-[.Q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78" calcext:value-type="float">
            <text:p>0.78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481481481481481" calcext:value-type="float">
            <text:p>0.481481481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481481481481481" calcext:value-type="float">
            <text:p>0.4814814815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78" calcext:value-type="float">
            <text:p>0.78</text:p>
          </table:table-cell>
          <table:table-cell table:number-columns-repeated="2" table:style-name="ce5" office:value-type="float" office:value="0.78" calcext:value-type="float">
            <text:p>0.78</text:p>
          </table:table-cell>
          <table:table-cell table:formula="of:=[.P30]-[.Q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961538461538461" calcext:value-type="float">
            <text:p>0.0961538462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307692307692308" calcext:value-type="float">
            <text:p>0.3076923077</text:p>
          </table:table-cell>
          <table:table-cell/>
          <table:table-cell table:style-name="ce4" office:value-type="float" office:value="0.82" calcext:value-type="float">
            <text:p>0.82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table:formula="of:=[.P31]-[.Q31]"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55" calcext:value-type="float">
            <text:p>0.55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206766917293233" calcext:value-type="float">
            <text:p>0.206766917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338345864661654" calcext:value-type="float">
            <text:p>0.0338345865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0.55" calcext:value-type="float">
            <text:p>0.55</text:p>
          </table:table-cell>
          <table:table-cell office:value-type="float" office:value="0.09" calcext:value-type="float">
            <text:p>0.09</text:p>
          </table:table-cell>
          <table:table-cell table:formula="of:=[.P32]-[.Q32]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18" calcext:value-type="float">
            <text:p>0.18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865384615384615" calcext:value-type="float">
            <text:p>0.0865384615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63461538461538" calcext:value-type="float">
            <text:p>0.1634615385</text:p>
          </table:table-cell>
          <table:table-cell/>
          <table:table-cell office:value-type="float" office:value="0.14" calcext:value-type="float">
            <text:p>0.14</text:p>
          </table:table-cell>
          <table:table-cell table:style-name="ce6" office:value-type="float" office:value="0.18" calcext:value-type="float">
            <text:p>0.18</text:p>
          </table:table-cell>
          <table:table-cell table:style-name="ce1" office:value-type="float" office:value="0.18" calcext:value-type="float">
            <text:p>0.18</text:p>
          </table:table-cell>
          <table:table-cell office:value-type="float" office:value="0.34" calcext:value-type="float">
            <text:p>0.34</text:p>
          </table:table-cell>
          <table:table-cell table:formula="of:=[.P33]-[.Q33]"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39" calcext:value-type="float">
            <text:p>0.39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228070175438596" calcext:value-type="float">
            <text:p>0.228070175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210526315789474" calcext:value-type="float">
            <text:p>0.2105263158</text:p>
          </table:table-cell>
          <table:table-cell/>
          <table:table-cell table:style-name="ce4" office:value-type="float" office:value="0.61" calcext:value-type="float">
            <text:p>0.61</text:p>
          </table:table-cell>
          <table:table-cell table:style-name="ce6" office:value-type="float" office:value="0.43" calcext:value-type="float">
            <text:p>0.43</text:p>
          </table:table-cell>
          <table:table-cell table:style-name="ce2"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table:formula="of:=[.P34]-[.Q34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08" calcext:value-type="float">
            <text:p>0.08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129032258064516" calcext:value-type="float">
            <text:p>0.1290322581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06451612903225" calcext:value-type="float">
            <text:p>0.0806451613</text:p>
          </table:table-cell>
          <table:table-cell/>
          <table:table-cell table:style-name="ce4" office:value-type="float" office:value="0.16" calcext:value-type="float">
            <text:p>0.16</text:p>
          </table:table-cell>
          <table:table-cell table:style-name="ce6" office:value-type="float" office:value="0.08" calcext:value-type="float">
            <text:p>0.08</text:p>
          </table:table-cell>
          <table:table-cell table:style-name="ce2"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table:formula="of:=[.P35]-[.Q35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1" calcext:value-type="float">
            <text:p>0.1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840336134453781" calcext:value-type="float">
            <text:p>0.084033613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588235294117647" calcext:value-type="float">
            <text:p>0.0588235294</text:p>
          </table:table-cell>
          <table:table-cell/>
          <table:table-cell table:style-name="ce4" office:value-type="float" office:value="0.2" calcext:value-type="float">
            <text:p>0.2</text:p>
          </table:table-cell>
          <table:table-cell table:style-name="ce6" office:value-type="float" office:value="0.1" calcext:value-type="float">
            <text:p>0.1</text:p>
          </table:table-cell>
          <table:table-cell table:style-name="ce2"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formula="of:=[.P36]-[.Q3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18" calcext:value-type="float">
            <text:p>0.18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455696202531645" calcext:value-type="float">
            <text:p>0.0455696203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0.57" calcext:value-type="float">
            <text:p>0.57</text:p>
          </table:table-cell>
          <table:table-cell table:style-name="ce6" office:value-type="float" office:value="0.18" calcext:value-type="float">
            <text:p>0.18</text:p>
          </table:table-cell>
          <table:table-cell table:style-name="ce2"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formula="of:=[.P37]-[.Q37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8" calcext:value-type="float">
            <text:p>0.8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17353579175705" calcext:value-type="float">
            <text:p>0.173535791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80043383947939" calcext:value-type="float">
            <text:p>0.1800433839</text:p>
          </table:table-cell>
          <table:table-cell/>
          <table:table-cell table:style-name="ce5" office:value-type="float" office:value="0.83" calcext:value-type="float">
            <text:p>0.83</text:p>
          </table:table-cell>
          <table:table-cell office:value-type="float" office:value="0.8" calcext:value-type="float">
            <text:p>0.8</text:p>
          </table:table-cell>
          <table:table-cell table:style-name="ce1" office:value-type="float" office:value="0.8" calcext:value-type="float">
            <text:p>0.8</text:p>
          </table:table-cell>
          <table:table-cell table:style-name="ce5" office:value-type="float" office:value="0.83" calcext:value-type="float">
            <text:p>0.83</text:p>
          </table:table-cell>
          <table:table-cell table:formula="of:=[.P38]-[.Q38]"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14" calcext:value-type="float">
            <text:p>0.14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0383561643835616" calcext:value-type="float">
            <text:p>0.0383561644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767123287671232" calcext:value-type="float">
            <text:p>0.0767123288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style-name="ce1"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table:formula="of:=[.P39]-[.Q39]"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45" calcext:value-type="float">
            <text:p>0.45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228426395939086" calcext:value-type="float">
            <text:p>0.2284263959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52284263959391" calcext:value-type="float">
            <text:p>0.152284264</text:p>
          </table:table-cell>
          <table:table-cell/>
          <table:table-cell office:value-type="float" office:value="0.09" calcext:value-type="float">
            <text:p>0.09</text:p>
          </table:table-cell>
          <table:table-cell table:style-name="ce6" office:value-type="float" office:value="0.5" calcext:value-type="float">
            <text:p>0.5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table:formula="of:=[.P40]-[.Q40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ec:</text:p>
          </table:table-cell>
          <table:table-cell table:style-name="ce1" office:value-type="float" office:value="0.49" calcext:value-type="float">
            <text:p>0.49</text:p>
          </table:table-cell>
          <table:table-cell table:style-name="ce1"/>
          <table:table-cell table:style-name="ce1" office:value-type="string" calcext:value-type="string">
            <text:p>Recall:</text:p>
          </table:table-cell>
          <table:table-cell table:style-name="ce1" office:value-type="float" office:value="0.355072463768116" calcext:value-type="float">
            <text:p>0.3550724638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456521739130435" calcext:value-type="float">
            <text:p>0.4565217391</text:p>
          </table:table-cell>
          <table:table-cell/>
          <table:table-cell office:value-type="float" office:value="0.57" calcext:value-type="float">
            <text:p>0.57</text:p>
          </table:table-cell>
          <table:table-cell table:style-name="ce6" office:value-type="float" office:value="0.66" calcext:value-type="float">
            <text:p>0.66</text:p>
          </table:table-cell>
          <table:table-cell table:style-name="ce1"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table:formula="of:=[.P41]-[.Q41]" office:value-type="float" office:value="-0.14" calcext:value-type="float">
            <text:p>-0.14</text:p>
          </table:table-cell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3375" calcext:value-type="float">
            <text:p>0.3375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0.10226497992" calcext:value-type="float">
            <text:p>0.1022649799</text:p>
          </table:table-cell>
          <table:table-cell table:style-name="ce3" table:formula="of:=AVERAGE([.F2:.F41])" office:value-type="float" office:value="0.130219601637025" calcext:value-type="float">
            <text:p>0.1302196016</text:p>
          </table:table-cell>
          <table:table-cell/>
          <table:table-cell office:value-type="string" calcext:value-type="string">
            <text:p>Prec:</text:p>
          </table:table-cell>
          <table:table-cell office:value-type="float" office:value="0.3445" calcext:value-type="float">
            <text:p>0.34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talRecall:</text:p>
          </table:table-cell>
          <table:table-cell table:style-name="ce3" table:formula="of:=AVERAGE([.L2:.L41])" office:value-type="float" office:value="0.139890695305358" calcext:value-type="float">
            <text:p>0.1398906953</text:p>
          </table:table-cell>
          <table:table-cell table:style-name="ce3"/>
          <table:table-cell table:style-name="ce3" table:formula="of:=AVERAGE([.N2:.N41])" office:value-type="float" office:value="0.4075" calcext:value-type="float">
            <text:p>0.4075</text:p>
          </table:table-cell>
          <table:table-cell table:style-name="ce7" table:formula="of:=AVERAGE([.O2:.O41])" office:value-type="float" office:value="0.364" calcext:value-type="float">
            <text:p>0.364</text:p>
          </table:table-cell>
          <table:table-cell table:style-name="ce3" table:formula="of:=AVERAGE([.P2:.P41])" office:value-type="float" office:value="0.3375" calcext:value-type="float">
            <text:p>0.3375</text:p>
          </table:table-cell>
          <table:table-cell table:style-name="ce3" table:formula="of:=AVERAGE([.Q2:.Q41])" office:value-type="float" office:value="0.3445" calcext:value-type="float">
            <text:p>0.3445</text:p>
          </table:table-cell>
          <table:table-cell table:style-name="ce3" table:formula="of:=AVERAGE([.R2:.R41])" office:value-type="float" office:value="-0.007" calcext:value-type="float">
            <text:p>-0.007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stemm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7753164556962" calcext:value-type="float">
            <text:p>0.0775316456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536231884057971" calcext:value-type="float">
            <text:p>0.5362318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291079812206572" calcext:value-type="float">
            <text:p>0.2910798122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91358024691358" calcext:value-type="float">
            <text:p>0.0913580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405797101449275" calcext:value-type="float">
            <text:p>0.4057971014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86549707602339" calcext:value-type="float">
            <text:p>0.2865497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62176165803108" calcext:value-type="float">
            <text:p>0.0621761658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75306479859894" calcext:value-type="float">
            <text:p>0.0753064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3076923076923" calcext:value-type="float">
            <text:p>0.0307692308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75700934579439" calcext:value-type="float">
            <text:p>0.1757009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57239057239057" calcext:value-type="float">
            <text:p>0.0572390572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690846286701209" calcext:value-type="float">
            <text:p>0.0690846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78809106830122" calcext:value-type="float">
            <text:p>0.0788091068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490566037735849" calcext:value-type="float">
            <text:p>0.4905660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40229885057471" calcext:value-type="float">
            <text:p>0.0402298851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75704989154013" calcext:value-type="float">
            <text:p>0.1757049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16042780748663" calcext:value-type="float">
            <text:p>0.0160427807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94533029612756" calcext:value-type="float">
            <text:p>0.0945330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07894736842105" calcext:value-type="float">
            <text:p>0.1078947368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11538461538461" calcext:value-type="float">
            <text:p>0.21153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2044088176352" calcext:value-type="float">
            <text:p>0.0220440882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8080808080808" calcext:value-type="float">
            <text:p>0.0808080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10478359908883" calcext:value-type="float">
            <text:p>0.1104783599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33009708737864" calcext:value-type="float">
            <text:p>0.2330097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55440414507772" calcext:value-type="float">
            <text:p>0.1554404145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66666666666667" calcext:value-type="float">
            <text:p>0.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96828046744574" calcext:value-type="float">
            <text:p>0.0968280467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12820512820512" calcext:value-type="float">
            <text:p>0.1128205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92592592592592" calcext:value-type="float">
            <text:p>0.0925925926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326923076923076" calcext:value-type="float">
            <text:p>0.32692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50666666666666" calcext:value-type="float">
            <text:p>0.0506666667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49090909090909" calcext:value-type="float">
            <text:p>0.49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7322404371584" calcext:value-type="float">
            <text:p>0.0273224044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1578947368421" calcext:value-type="float">
            <text:p>0.2157894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8366890380313" calcext:value-type="float">
            <text:p>0.0883668904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48" calcext:value-type="float">
            <text:p>0.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295597484276729" calcext:value-type="float">
            <text:p>0.2955974843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50259067357512" calcext:value-type="float">
            <text:p>0.1502590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2471910112359" calcext:value-type="float">
            <text:p>0.0224719101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94416243654822" calcext:value-type="float">
            <text:p>0.2944162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15646258503401" calcext:value-type="float">
            <text:p>0.1156462585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03745318352059" calcext:value-type="float">
            <text:p>0.0037453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21551724137931" calcext:value-type="float">
            <text:p>0.0215517241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29251700680272" calcext:value-type="float">
            <text:p>0.1292517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3030303030303" calcext:value-type="float">
            <text:p>0.0303030303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43478260869565" calcext:value-type="float">
            <text:p>0.043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53271028037383" calcext:value-type="float">
            <text:p>0.153271028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487654320987654" calcext:value-type="float">
            <text:p>0.487654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545454545454545" calcext:value-type="float">
            <text:p>0.5454545455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12931034482758" calcext:value-type="float">
            <text:p>0.0129310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233009708737864" calcext:value-type="float">
            <text:p>0.2330097087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00840336134453" calcext:value-type="float">
            <text:p>0.1008403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63829787234042" calcext:value-type="float">
            <text:p>0.0638297872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27322404371584" calcext:value-type="float">
            <text:p>0.0273224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3333333333333" calcext:value-type="float">
            <text:p>0.0833333333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16032064128256" calcext:value-type="float">
            <text:p>0.0160320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481481481481481" calcext:value-type="float">
            <text:p>0.4814814815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52054794520547" calcext:value-type="float">
            <text:p>0.0520547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92307692307692" calcext:value-type="float">
            <text:p>0.1923076923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91722595078299" calcext:value-type="float">
            <text:p>0.0917225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95488721804511" calcext:value-type="float">
            <text:p>0.1954887218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48101265822784" calcext:value-type="float">
            <text:p>0.04810126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6538461538461" calcext:value-type="float">
            <text:p>0.0865384615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74468085106382" calcext:value-type="float">
            <text:p>0.0744680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251461988304093" calcext:value-type="float">
            <text:p>0.2514619883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86384976525821" calcext:value-type="float">
            <text:p>0.2863849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29032258064516" calcext:value-type="float">
            <text:p>0.1290322581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58064516129032" calcext:value-type="float">
            <text:p>0.2580645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840336134453781" calcext:value-type="float">
            <text:p>0.0840336134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53475935828877" calcext:value-type="float">
            <text:p>0.053475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45569620253164" calcext:value-type="float">
            <text:p>0.0455696203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90189873417721" calcext:value-type="float">
            <text:p>0.0901898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17353579175705" calcext:value-type="float">
            <text:p>0.1735357918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138564273789649" calcext:value-type="float">
            <text:p>0.1385642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038356164383561" calcext:value-type="float">
            <text:p>0.0383561644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91954022988505" calcext:value-type="float">
            <text:p>0.0919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253807106598985" calcext:value-type="float">
            <text:p>0.2538071066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054545454545454" calcext:value-type="float">
            <text:p>0.05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call:</text:p>
          </table:table-cell>
          <table:table-cell office:value-type="float" office:value="0.478260869565217" calcext:value-type="float">
            <text:p>0.4782608696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Recall:</text:p>
          </table:table-cell>
          <table:table-cell office:value-type="float" office:value="0.214285714285714" calcext:value-type="float">
            <text:p>0.214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:</text:p>
          </table:table-cell>
          <table:table-cell office:value-type="float" office:value="0.364" calcext:value-type="float">
            <text:p>0.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otalRecall:</text:p>
          </table:table-cell>
          <table:table-cell office:value-type="float" office:value="0.110294674" calcext:value-type="float">
            <text:p>0.110294674</text:p>
          </table:table-cell>
          <table:table-cell table:number-columns-repeated="4"/>
          <table:table-cell office:value-type="string" calcext:value-type="string">
            <text:p>Prec:</text:p>
          </table:table-cell>
          <table:table-cell office:value-type="float" office:value="0.4075" calcext:value-type="float">
            <text:p>0.407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otalRecall:</text:p>
          </table:table-cell>
          <table:table-cell office:value-type="float" office:value="0.12347549" calcext:value-type="float">
            <text:p>0.123475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09:13:50.516490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1:45:59.713868924</meta:creation-date>
    <dc:date>2015-11-26T09:19:07.615040569</dc:date>
    <meta:editing-duration>PT18H26M2S</meta:editing-duration>
    <meta:editing-cycles>3</meta:editing-cycles>
    <meta:generator>LibreOffice/4.4.6.3$Linux_X86_64 LibreOffice_project/40m0$Build-3</meta:generator>
    <meta:document-statistic meta:table-count="1" meta:cell-count="1033" meta:object-count="0"/>
  </office:meta>
</office:document-meta>
</file>